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C000000C86BF4CEF2EB21B96D.png" manifest:media-type="image/png"/>
  <manifest:file-entry manifest:full-path="Pictures/10000201000000E1000000E1173389D71C252AFC.png" manifest:media-type="image/png"/>
  <manifest:file-entry manifest:full-path="Pictures/100002010000009000000090734E3A26DCEDC1BD.png" manifest:media-type="image/png"/>
  <manifest:file-entry manifest:full-path="Pictures/100002010000009000000090E28CB803DC21D9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P2" style:family="paragraph" style:parent-style-name="Horizontal_20_Line">
      <style:paragraph-properties fo:line-height="100%"/>
      <style:text-properties fo:font-size="16pt" officeooo:rsid="001ba659" officeooo:paragraph-rsid="002b79f4" style:font-size-asian="14pt" style:font-size-complex="16pt"/>
    </style:style>
    <style:style style:name="P3" style:family="paragraph" style:parent-style-name="Horizontal_20_Line">
      <style:paragraph-properties fo:line-height="100%"/>
      <style:text-properties style:font-name="Liberation Sans" fo:font-size="15pt" officeooo:rsid="001dad05" officeooo:paragraph-rsid="001dad05" style:font-size-asian="15pt" style:font-size-complex="15pt"/>
    </style:style>
    <style:style style:name="P4" style:family="paragraph" style:parent-style-name="Horizontal_20_Line">
      <style:paragraph-properties fo:line-height="100%"/>
      <style:text-properties style:font-name="Liberation Sans" fo:font-size="15pt" officeooo:rsid="001ff8df" officeooo:paragraph-rsid="001ff8df" style:font-size-asian="15pt" style:font-size-complex="15pt"/>
    </style:style>
    <style:style style:name="P5" style:family="paragraph" style:parent-style-name="Horizontal_20_Line">
      <style:paragraph-properties fo:line-height="100%"/>
      <style:text-properties style:font-name="Liberation Sans" fo:font-size="15pt" officeooo:rsid="00294a5e" officeooo:paragraph-rsid="00294a5e" style:font-size-asian="15pt" style:font-size-complex="15pt"/>
    </style:style>
    <style:style style:name="P6" style:family="paragraph" style:parent-style-name="Standard">
      <style:paragraph-properties fo:line-height="100%" fo:text-align="center" style:justify-single-word="false"/>
      <style:text-properties style:text-line-through-style="none" style:text-line-through-type="none" style:font-name="Liberation Sans" fo:font-size="16pt" fo:font-weight="bold" officeooo:rsid="001dad05" officeooo:paragraph-rsid="002b79f4" style:font-size-asian="14pt" style:font-weight-asian="bold" style:font-size-complex="16pt" style:font-weight-complex="bold"/>
    </style:style>
    <style:style style:name="P7" style:family="paragraph" style:parent-style-name="Standard">
      <style:paragraph-properties fo:line-height="100%"/>
      <style:text-properties style:font-name="Liberation Sans"/>
    </style:style>
    <style:style style:name="P8" style:family="paragraph" style:parent-style-name="Standard">
      <style:paragraph-properties fo:line-height="100%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P9" style:family="paragraph" style:parent-style-name="Text_20_body">
      <style:paragraph-properties fo:margin-top="0in" fo:margin-bottom="0.0181in" style:contextual-spacing="false" fo:line-height="100%"/>
      <style:text-properties style:font-name="Liberation Sans" fo:font-size="9pt" officeooo:rsid="001dad05" officeooo:paragraph-rsid="001dad05" style:font-size-asian="9pt" style:font-size-complex="9pt"/>
    </style:style>
    <style:style style:name="P10" style:family="paragraph" style:parent-style-name="Text_20_body">
      <style:paragraph-properties fo:margin-top="0in" fo:margin-bottom="0.0575in" style:contextual-spacing="false" fo:line-height="100%"/>
      <style:text-properties style:font-name="Liberation Sans" fo:font-size="16pt" officeooo:rsid="001ff8df" officeooo:paragraph-rsid="001ff8df" style:font-size-asian="14pt" style:font-size-complex="16pt"/>
    </style:style>
    <style:style style:name="P11" style:family="paragraph" style:parent-style-name="Text_20_body">
      <style:paragraph-properties fo:margin-top="0in" fo:margin-bottom="0.0575in" style:contextual-spacing="false" fo:line-height="100%"/>
      <style:text-properties style:font-name="Liberation Sans" fo:font-size="9pt" officeooo:rsid="001ff8df" officeooo:paragraph-rsid="001ff8df" style:font-size-asian="9pt" style:font-size-complex="9pt"/>
    </style:style>
    <style:style style:name="P12" style:family="paragraph" style:parent-style-name="Text_20_body">
      <style:paragraph-properties fo:margin-top="0in" fo:margin-bottom="0.0575in" style:contextual-spacing="false" fo:line-height="100%"/>
      <style:text-properties style:font-name="Liberation Sans" fo:font-size="9pt" officeooo:rsid="0020f8d2" officeooo:paragraph-rsid="0020f8d2" style:font-size-asian="9pt" style:font-size-complex="9pt"/>
    </style:style>
    <style:style style:name="P13" style:family="paragraph" style:parent-style-name="Text_20_body">
      <style:paragraph-properties fo:margin-top="0in" fo:margin-bottom="0.0575in" style:contextual-spacing="false" fo:line-height="100%"/>
      <style:text-properties style:font-name="Liberation Sans" fo:font-size="9pt" officeooo:rsid="0023f676" officeooo:paragraph-rsid="0023f676" style:font-size-asian="9pt" style:font-size-complex="9pt"/>
    </style:style>
    <style:style style:name="P14" style:family="paragraph" style:parent-style-name="Text_20_body">
      <style:paragraph-properties fo:margin-top="0in" fo:margin-bottom="0.0575in" style:contextual-spacing="false" fo:line-height="100%"/>
      <style:text-properties style:font-name="Liberation Sans" fo:font-size="9pt" officeooo:rsid="0026452a" officeooo:paragraph-rsid="0026452a" style:font-size-asian="9pt" style:font-size-complex="9pt"/>
    </style:style>
    <style:style style:name="P15" style:family="paragraph" style:parent-style-name="Text_20_body">
      <style:paragraph-properties fo:margin-top="0in" fo:margin-bottom="0in" style:contextual-spacing="false" fo:line-height="100%"/>
      <style:text-properties fo:font-weight="bold" style:font-weight-asian="bold" style:font-weight-complex="bold"/>
    </style:style>
    <style:style style:name="P16" style:family="paragraph" style:parent-style-name="Text_20_body">
      <style:paragraph-properties fo:margin-top="0in" fo:margin-bottom="0in" style:contextual-spacing="false" fo:line-height="100%"/>
      <style:text-properties style:font-name="Liberation Sans" fo:font-size="11pt" fo:font-style="normal" fo:font-weight="bold" officeooo:rsid="002e587f" officeooo:paragraph-rsid="002e587f" style:font-size-asian="9.60000038146973pt" style:font-weight-asian="bold" style:font-size-complex="11pt" style:font-weight-complex="bold"/>
    </style:style>
    <style:style style:name="P17" style:family="paragraph" style:parent-style-name="Text_20_body">
      <style:paragraph-properties fo:margin-top="0in" fo:margin-bottom="0in" style:contextual-spacing="false" fo:line-height="100%"/>
      <style:text-properties style:font-name="Liberation Sans" fo:font-size="16pt" officeooo:rsid="001ba659" officeooo:paragraph-rsid="001ba659" style:font-size-asian="14pt" style:font-size-complex="16pt"/>
    </style:style>
    <style:style style:name="P18" style:family="paragraph" style:parent-style-name="Text_20_body">
      <style:paragraph-properties fo:margin-top="0in" fo:margin-bottom="0in" style:contextual-spacing="false" fo:line-height="100%"/>
      <style:text-properties style:font-name="Liberation Sans" fo:font-size="14pt" officeooo:rsid="001ba659" officeooo:paragraph-rsid="001ba659" style:font-size-asian="14pt" style:font-size-complex="14pt"/>
    </style:style>
    <style:style style:name="P19" style:family="paragraph" style:parent-style-name="Horizontal_20_Line">
      <style:paragraph-properties fo:line-height="100%"/>
      <style:text-properties style:font-name="Liberation Sans" fo:font-size="15pt" officeooo:rsid="0027d64f" officeooo:paragraph-rsid="002b79f4" style:font-size-asian="15pt" style:font-size-complex="15pt"/>
    </style:style>
    <style:style style:name="P20" style:family="paragraph" style:parent-style-name="Text_20_body" style:list-style-name="L1">
      <style:paragraph-properties fo:margin-top="0in" fo:margin-bottom="0.0575in" style:contextual-spacing="false" fo:line-height="100%"/>
      <style:text-properties style:font-name="Liberation Sans" fo:font-size="9pt" fo:font-weight="normal" officeooo:rsid="001ff8df" officeooo:paragraph-rsid="001ff8df" style:font-size-asian="9pt" style:font-weight-asian="normal" style:font-size-complex="9pt" style:font-weight-complex="normal"/>
    </style:style>
    <style:style style:name="P21" style:family="paragraph" style:parent-style-name="Text_20_body" style:list-style-name="L3">
      <style:paragraph-properties fo:margin-top="0in" fo:margin-bottom="0.0575in" style:contextual-spacing="false" fo:line-height="100%"/>
      <style:text-properties style:font-name="Liberation Sans" fo:font-size="9pt" fo:font-weight="normal" officeooo:rsid="0023f676" officeooo:paragraph-rsid="0023f676" style:font-size-asian="9pt" style:font-weight-asian="normal" style:font-size-complex="9pt" style:font-weight-complex="normal"/>
    </style:style>
    <style:style style:name="P22" style:family="paragraph" style:parent-style-name="Text_20_body" style:list-style-name="L2">
      <style:paragraph-properties fo:margin-top="0in" fo:margin-bottom="0.0575in" style:contextual-spacing="false" fo:line-height="100%"/>
      <style:text-properties style:font-name="Liberation Sans" fo:font-size="9pt" officeooo:paragraph-rsid="001ff8df" style:font-size-asian="9pt" style:font-size-complex="9pt"/>
    </style:style>
    <style:style style:name="P23" style:family="paragraph" style:parent-style-name="Text_20_body" style:list-style-name="L4">
      <style:paragraph-properties fo:margin-top="0in" fo:margin-bottom="0.0575in" style:contextual-spacing="false" fo:line-height="100%"/>
      <style:text-properties style:font-name="Liberation Sans" fo:font-size="9pt" officeooo:paragraph-rsid="0023f676" style:font-size-asian="9pt" style:font-size-complex="9pt"/>
    </style:style>
    <style:style style:name="P24" style:family="paragraph" style:parent-style-name="Text_20_body" style:list-style-name="L2">
      <style:paragraph-properties fo:margin-top="0in" fo:margin-bottom="0.0575in" style:contextual-spacing="false" fo:line-height="100%"/>
      <style:text-properties style:font-name="Liberation Sans" fo:font-size="9pt" officeooo:rsid="0020f8d2" officeooo:paragraph-rsid="0020f8d2" style:font-size-asian="9pt" style:font-size-complex="9pt"/>
    </style:style>
    <style:style style:name="P25" style:family="paragraph" style:parent-style-name="Text_20_body" style:list-style-name="L4">
      <style:paragraph-properties fo:margin-top="0in" fo:margin-bottom="0.0575in" style:contextual-spacing="false" fo:line-height="100%"/>
      <style:text-properties style:font-name="Liberation Sans" fo:font-size="9pt" officeooo:rsid="0024cfc5" officeooo:paragraph-rsid="0024cfc5" style:font-size-asian="9pt" style:font-size-complex="9pt"/>
    </style:style>
    <style:style style:name="P26" style:family="paragraph" style:parent-style-name="Text_20_body" style:list-style-name="L5">
      <style:paragraph-properties fo:margin-top="0in" fo:margin-bottom="0.0575in" style:contextual-spacing="false" fo:line-height="100%"/>
      <style:text-properties style:font-name="Liberation Sans" fo:font-size="9pt" officeooo:rsid="0026452a" officeooo:paragraph-rsid="0026452a" style:font-size-asian="9pt" style:font-size-complex="9pt"/>
    </style:style>
    <style:style style:name="P27" style:family="paragraph" style:parent-style-name="Text_20_body" style:list-style-name="L5">
      <style:paragraph-properties fo:margin-top="0in" fo:margin-bottom="0.0575in" style:contextual-spacing="false" fo:line-height="100%"/>
      <style:text-properties style:font-name="Liberation Sans" fo:font-size="9pt" officeooo:rsid="00269ff4" officeooo:paragraph-rsid="00269ff4" style:font-size-asian="9pt" style:font-size-complex="9pt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style:font-name="Liberation Sans" fo:font-size="10.5pt" fo:font-weight="bold" officeooo:rsid="0027d64f" officeooo:paragraph-rsid="00294a5e" style:font-size-asian="10.5pt" style:font-weight-asian="bold" style:font-size-complex="10.5pt" style:font-weight-complex="bold"/>
    </style:style>
    <style:style style:name="P29" style:family="paragraph" style:parent-style-name="Text_20_body" style:list-style-name="L7">
      <style:paragraph-properties fo:margin-top="0in" fo:margin-bottom="0in" style:contextual-spacing="false" fo:line-height="100%"/>
      <style:text-properties style:font-name="Liberation Sans" fo:font-size="10.5pt" fo:font-style="normal" fo:font-weight="normal" officeooo:paragraph-rsid="002a6667" style:font-size-asian="10.5pt" style:font-size-complex="10.5pt"/>
    </style:style>
    <style:style style:name="P30" style:family="paragraph" style:parent-style-name="Text_20_body" style:list-style-name="L6">
      <style:paragraph-properties fo:margin-top="0in" fo:margin-bottom="0in" style:contextual-spacing="false" fo:line-height="100%"/>
      <style:text-properties style:font-name="Liberation Sans" fo:font-size="10pt" officeooo:paragraph-rsid="00294a5e" style:font-size-asian="10pt" style:font-size-complex="10pt"/>
    </style:style>
    <style:style style:name="P31" style:family="paragraph" style:parent-style-name="Text_20_body" style:list-style-name="L6">
      <style:paragraph-properties fo:margin-top="0in" fo:margin-bottom="0in" style:contextual-spacing="false" fo:line-height="100%"/>
      <style:text-properties style:font-name="Liberation Sans" fo:font-size="10pt" fo:font-weight="normal" officeooo:rsid="00293409" officeooo:paragraph-rsid="00294a5e" style:font-size-asian="10pt" style:font-weight-asian="normal" style:font-size-complex="10pt" style:font-weight-complex="normal"/>
    </style:style>
    <style:style style:name="P32" style:family="paragraph" style:parent-style-name="Text_20_body" style:list-style-name="L7">
      <style:paragraph-properties fo:margin-top="0in" fo:margin-bottom="0in" style:contextual-spacing="false" fo:line-height="100%"/>
      <style:text-properties fo:color="#202122" loext:opacity="100%" style:font-name="Liberation Sans" fo:font-size="10.5pt" fo:letter-spacing="normal" fo:font-style="normal" fo:font-weight="normal" officeooo:rsid="002a6667" officeooo:paragraph-rsid="002a6667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officeooo:rsid="002b79f4"/>
    </style:style>
    <style:style style:name="T2" style:family="text">
      <style:text-properties style:text-line-through-style="none" style:text-line-through-type="none" style:font-name="Liberation Sans" fo:font-size="11pt" fo:font-weight="normal" officeooo:rsid="0017ae4c" style:font-size-asian="11pt" style:font-weight-asian="normal" style:font-size-complex="11pt" style:font-weight-complex="normal"/>
    </style:style>
    <style:style style:name="T3" style:family="text">
      <style:text-properties style:text-line-through-style="none" style:text-line-through-type="none" style:font-name="Liberation Sans" fo:font-size="11pt" fo:font-weight="normal" officeooo:rsid="001dad05" style:font-size-asian="11pt" style:font-weight-asian="normal" style:font-size-complex="11pt" style:font-weight-complex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1f26ce" style:font-size-asian="11pt" style:font-weight-asian="bold" style:font-size-complex="11pt" style:font-weight-complex="bold"/>
    </style:style>
    <style:style style:name="T7" style:family="text">
      <style:text-properties fo:font-size="11pt" fo:font-weight="bold" officeooo:rsid="0023f676" style:font-size-asian="11pt" style:font-weight-asian="bold" style:font-size-complex="11pt" style:font-weight-complex="bold"/>
    </style:style>
    <style:style style:name="T8" style:family="text">
      <style:text-properties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023f676" style:font-size-asian="11pt" style:font-weight-asian="normal" style:font-size-complex="11pt" style:font-weight-complex="normal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f8d2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0f8d2" style:font-weight-asian="normal" style:font-weight-complex="normal"/>
    </style:style>
    <style:style style:name="T15" style:family="text">
      <style:text-properties fo:font-weight="normal" officeooo:rsid="00203c8b" style:font-weight-asian="normal" style:font-weight-complex="normal"/>
    </style:style>
    <style:style style:name="T16" style:family="text">
      <style:text-properties fo:font-weight="normal" officeooo:rsid="002359c3" style:font-weight-asian="normal" style:font-weight-complex="normal"/>
    </style:style>
    <style:style style:name="T17" style:family="text">
      <style:text-properties fo:font-weight="normal" officeooo:rsid="0023f676" style:font-weight-asian="normal" style:font-weight-complex="normal"/>
    </style:style>
    <style:style style:name="T18" style:family="text">
      <style:text-properties fo:font-weight="normal" officeooo:rsid="0024cfc5" style:font-weight-asian="normal" style:font-weight-complex="normal"/>
    </style:style>
    <style:style style:name="T19" style:family="text">
      <style:text-properties fo:font-weight="normal" officeooo:rsid="001f26ce" style:font-weight-asian="normal" style:font-weight-complex="normal"/>
    </style:style>
    <style:style style:name="T20" style:family="text">
      <style:text-properties fo:font-weight="normal" officeooo:rsid="001ff8df" style:font-weight-asian="normal" style:font-weight-complex="normal"/>
    </style:style>
    <style:style style:name="T21" style:family="text">
      <style:text-properties fo:font-weight="normal" officeooo:rsid="00294a5e" style:font-weight-asian="normal" style:font-weight-complex="normal"/>
    </style:style>
    <style:style style:name="T22" style:family="text">
      <style:text-properties fo:font-weight="normal" officeooo:rsid="0027d64f" style:font-weight-asian="normal" style:font-weight-complex="normal"/>
    </style:style>
    <style:style style:name="T23" style:family="text">
      <style:text-properties fo:font-weight="normal" officeooo:rsid="00293409" style:font-weight-asian="normal" style:font-weight-complex="normal"/>
    </style:style>
    <style:style style:name="T24" style:family="text">
      <style:text-properties fo:font-variant="normal" fo:text-transform="none" fo:color="#202122" loext:opacity="100%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fo:color="#202122" loext:opacity="100%" fo:letter-spacing="normal" fo:font-style="normal" fo:font-weight="normal" officeooo:rsid="0024cfc5" style:font-weight-asian="normal" style:font-weight-complex="normal"/>
    </style:style>
    <style:style style:name="T26" style:family="text">
      <style:text-properties fo:font-variant="normal" fo:text-transform="none" fo:color="#202122" loext:opacity="100%" fo:letter-spacing="normal" fo:font-style="normal" fo:font-weight="normal" officeooo:rsid="0026452a" style:font-weight-asian="normal" style:font-weight-complex="normal"/>
    </style:style>
    <style:style style:name="T27" style:family="text">
      <style:text-properties fo:font-variant="normal" fo:text-transform="none" fo:color="#202122" loext:opacity="100%" fo:letter-spacing="normal" fo:font-style="normal" fo:font-weight="normal" officeooo:rsid="00269ff4" style:font-weight-asian="normal" style:font-weight-complex="normal"/>
    </style:style>
    <style:style style:name="T28" style:family="text">
      <style:text-properties fo:font-variant="normal" fo:text-transform="none" fo:color="#202122" loext:opacity="100%" fo:letter-spacing="normal" fo:font-style="normal" fo:font-weight="bold" style:font-weight-asian="bold" style:font-weight-complex="bold"/>
    </style:style>
    <style:style style:name="T29" style:family="text">
      <style:text-properties fo:font-variant="normal" fo:text-transform="none" fo:color="#202122" loext:opacity="100%" fo:letter-spacing="normal" fo:font-style="normal" fo:font-weight="bold" officeooo:rsid="00269ff4" style:font-weight-asian="bold" style:font-weight-complex="bold"/>
    </style:style>
    <style:style style:name="T30" style:family="text">
      <style:text-properties fo:font-variant="normal" fo:text-transform="none" fo:color="#202122" loext:opacity="100%" fo:font-size="11pt" fo:letter-spacing="normal" fo:font-style="normal" fo:font-weight="bold" style:font-size-asian="11pt" style:font-weight-asian="bold" style:font-size-complex="11pt" style:font-weight-complex="bold"/>
    </style:style>
    <style:style style:name="T31" style:family="text">
      <style:text-properties fo:font-variant="normal" fo:text-transform="none" fo:color="#202122" loext:opacity="100%" fo:font-size="11pt" fo:letter-spacing="normal" fo:font-style="normal" fo:font-weight="normal" style:font-size-asian="11pt" style:font-weight-asian="normal" style:font-size-complex="11pt" style:font-weight-complex="normal"/>
    </style:style>
    <style:style style:name="T32" style:family="text">
      <style:text-properties style:font-name="Liberation Sans" fo:font-size="11pt" fo:font-weight="normal" officeooo:rsid="0027d64f" style:font-size-asian="11pt" style:font-weight-asian="normal" style:font-size-complex="11pt" style:font-weight-complex="normal"/>
    </style:style>
    <style:style style:name="T33" style:family="text">
      <style:text-properties style:font-name="Liberation Sans" fo:font-size="15pt" style:font-size-asian="15pt" style:font-size-complex="15pt"/>
    </style:style>
    <style:style style:name="T34" style:family="text">
      <style:text-properties style:font-name="Liberation Sans" fo:font-size="10pt" fo:font-weight="normal" officeooo:rsid="0027d64f" style:font-size-asian="10pt" style:font-weight-asian="normal" style:font-size-complex="10pt" style:font-weight-complex="normal"/>
    </style:style>
    <style:style style:name="T35" style:family="text">
      <style:text-properties officeooo:rsid="002a6667"/>
    </style:style>
    <style:style style:name="T36" style:family="text">
      <style:text-properties fo:color="#202122" loext:opacity="100%" fo:letter-spacing="normal" style:font-style-asian="normal" style:font-weight-asian="normal" style:font-style-complex="normal" style:font-weight-complex="normal"/>
    </style:style>
    <style:style style:name="T37" style:family="text">
      <style:text-properties fo:color="#202122" loext:opacity="100%" fo:letter-spacing="normal" officeooo:rsid="002a6667" style:font-style-asian="normal" style:font-weight-asian="normal" style:font-style-complex="normal" style:font-weight-complex="normal"/>
    </style:style>
    <style:style style:name="T38" style:family="text">
      <style:text-properties fo:color="#202122" loext:opacity="100%" fo:letter-spacing="normal" style:font-style-asian="normal" style:font-style-complex="normal"/>
    </style:style>
    <style:style style:name="T39" style:family="text">
      <style:text-properties fo:color="#202122" loext:opacity="100%" fo:letter-spacing="normal" fo:font-weight="normal" style:font-style-asian="normal" style:font-weight-asian="normal" style:font-style-complex="normal" style:font-weight-complex="normal"/>
    </style:style>
    <style:style style:name="T40" style:family="text">
      <style:text-properties officeooo:rsid="002a6667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484in, 3.4256in, 0.0484in, 0.642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ichael Sakevich</text:p>
      <text:p text:style-name="P2"><draw:frame draw:style-name="fr2" draw:name="Image6" text:anchor-type="char" svg:x="0.2598in" svg:y="0.0098in" svg:width="0.2in" svg:height="0.2in" draw:z-index="2"><draw:image xlink:href="Pictures/100002010000009000000090E28CB803DC21D95C.png" xlink:type="simple" xlink:show="embed" xlink:actuate="onLoad" draw:mime-type="image/png"/></draw:frame><text:span text:style-name="T2"><text:tab/> +380666678676 <text:s/></text:span><draw:a xlink:type="simple" xlink:href="mailto:sakevich2001@gmail.com"><draw:frame draw:style-name="fr2" draw:name="Image2" text:anchor-type="char" svg:x="1.7201in" svg:y="0.0098in" svg:width="0.2in" svg:height="0.2in" draw:z-index="0"><draw:image xlink:href="Pictures/100002010000009000000090734E3A26DCEDC1BD.png" xlink:type="simple" xlink:show="embed" xlink:actuate="onLoad" draw:mime-type="image/png"/></draw:frame></draw:a><text:span text:style-name="T2"><text:s text:c="6"/></text:span><text:a xlink:type="simple" xlink:href="mailto:sakevich2001@gmail.com" text:style-name="Internet_20_link" text:visited-style-name="Visited_20_Internet_20_Link"><text:span text:style-name="T2">sakevich2001@gmail.com</text:span></text:a><draw:a xlink:type="simple" xlink:href="https://www.linkedin.com/in/michael-sakevych/"><draw:frame draw:style-name="fr2" draw:name="Image4" text:anchor-type="char" svg:x="3.7799in" svg:y="0in" svg:width="0.2in" svg:height="0.2in" draw:z-index="1"><draw:image xlink:href="Pictures/10000201000000E1000000E1173389D71C252AFC.png" xlink:type="simple" xlink:show="embed" xlink:actuate="onLoad" draw:mime-type="image/png"/></draw:frame></draw:a><text:span text:style-name="T2"> <text:s text:c="5"/></text:span><text:a xlink:type="simple" xlink:href="http://www.linkedin.com/in/michael-sakevych/" text:style-name="Internet_20_link" text:visited-style-name="Visited_20_Internet_20_Link"><text:span text:style-name="T2">michael-sakevyc</text:span></text:a><text:a xlink:type="simple" xlink:href="http://www.linkedin.com/in/michael-sakevych/" text:style-name="Internet_20_link" text:visited-style-name="Visited_20_Internet_20_Link"><text:span text:style-name="T2">h</text:span></text:a><text:span text:style-name="T2"> <text:s text:c="6"/></text:span><text:a xlink:type="simple" xlink:href="https://github.com/smiksha1701" text:style-name="Internet_20_link" text:visited-style-name="Visited_20_Internet_20_Link"><text:span text:style-name="T3">smiksha1701</text:span></text:a><text:a xlink:type="simple" xlink:href="https://github.com/smiksha1701" text:style-name="Internet_20_link" text:visited-style-name="Visited_20_Internet_20_Link"><text:span text:style-name="T2"> </text:span></text:a><text:span text:style-name="T33">Education</text:span><draw:a xlink:type="simple" xlink:href="https://github.com/smiksha1701"><draw:frame draw:style-name="fr1" draw:name="Image5" text:anchor-type="char" svg:x="5.2299in" svg:y="0.0098in" svg:width="0.2563in" svg:height="0.2563in" draw:z-index="3"><draw:image xlink:href="Pictures/100000000000024C000000C86BF4CEF2EB21B96D.png" xlink:type="simple" xlink:show="embed" xlink:actuate="onLoad" draw:mime-type="image/png"/></draw:frame></draw:a></text:p>
      <text:p text:style-name="P17"><text:tab/><text:span text:style-name="T5">Taras Shevchenko National University of Kyiv<text:tab/><text:tab/><text:tab/><text:tab/></text:span><text:span text:style-name="T8">Kyiv, Ukraine</text:span></text:p>
      <text:p text:style-name="P18"><text:tab/><text:span text:style-name="T10">B.S. in Applied Mathematics, Computer Science and Cybernetics faculty</text:span><text:span text:style-name="T4"> <text:tab/><text:tab/>Sep 2019 – Jun 2023.</text:span></text:p>
      <text:p text:style-name="P3">Technical Skills</text:p>
      <text:p text:style-name="P9"><text:tab/><text:span text:style-name="T5">Languages: </text:span><text:span text:style-name="T13">Python, C++, C#, Maple, HTML/CSS</text:span></text:p>
      <text:p text:style-name="P9"><text:span text:style-name="T13"><text:tab/></text:span><text:span text:style-name="T5">Tools: </text:span><text:span text:style-name="T13">Git, VS Code, Visual Studio, Pycharm, Jupyter Notebook, </text:span><text:span text:style-name="T19">Matlab, </text:span><text:span text:style-name="T21">Latex, Microsoft(Libre)Office</text:span></text:p>
      <text:p text:style-name="P9"><text:span text:style-name="T19"><text:tab/></text:span><text:span text:style-name="T6">Libraries: </text:span><text:span text:style-name="T19">pandas, NumPy, Matplotlib, tkinter, pygame, telebot, </text:span><text:span text:style-name="T20">NetworkX</text:span></text:p>
      <text:p text:style-name="P4">Experience<text:span text:style-name="T1">*</text:span></text:p>
      <text:p text:style-name="P10"><text:tab/><text:span text:style-name="T5">Data loading-processing-sorting program | </text:span><text:span text:style-name="T8">Python</text:span></text:p>
      <text:list xml:id="list436940709" text:style-name="L1">
        <text:list-item>
          <text:p text:style-name="P20">Developed a program using Python <text:span text:style-name="T35">and OOP principles </text:span>to load data, double verify it and output processed.</text:p>
        </text:list-item>
        <text:list-item>
          <text:p text:style-name="P20">Pretty full diagnostic of work and a lot of error checking, troubleshooting etc.</text:p>
        </text:list-item>
      </text:list>
      <text:p text:style-name="P11"><text:span text:style-name="T13"><text:tab/></text:span><text:span text:style-name="T5">1010 Game | </text:span><text:span text:style-name="T8">Python/C# </text:span></text:p>
      <text:list xml:id="list3588820159" text:style-name="L2">
        <text:list-item>
          <text:p text:style-name="P22"><text:span text:style-name="T14">Written with love, </text:span><text:span text:style-name="T15">OOP princip</text:span><text:span text:style-name="T16">l</text:span><text:span text:style-name="T15">es and </text:span><text:span text:style-name="T12">Tkinter </text:span><text:span text:style-name="T14">library. </text:span></text:p>
        </text:list-item>
        <text:list-item>
          <text:p text:style-name="P24"><text:span text:style-name="T13">Resizable field and amount of </text:span><text:span text:style-name="T16">pieces.</text:span></text:p>
        </text:list-item>
      </text:list>
      <text:p text:style-name="P12"><text:span text:style-name="T16"><text:tab/></text:span><text:span text:style-name="T7">Pseudo-randomizator | </text:span><text:span text:style-name="T9">C++</text:span></text:p>
      <text:list xml:id="list3382936985" text:style-name="L3">
        <text:list-item>
          <text:p text:style-name="P21">Using 10+ different algorithms for generating pseudo-random numbers.</text:p>
        </text:list-item>
        <text:list-item>
          <text:p text:style-name="P21">Checking validness of each algorithm and supports parameters changing </text:p>
        </text:list-item>
      </text:list>
      <text:p text:style-name="P13"><text:span text:style-name="T13"><text:tab/></text:span><text:span text:style-name="T5">Long Arithmetic | </text:span><text:span text:style-name="T8">C++</text:span></text:p>
      <text:list xml:id="list4142478861" text:style-name="L4">
        <text:list-item>
          <text:p text:style-name="P23"><text:span text:style-name="T17">Different methods of long arithmetic processing </text:span><text:span text:style-name="T18">(</text:span><text:span text:style-name="T25">Schönhage–Strassen, Karatsuba, Toom Cook, etc)</text:span></text:p>
        </text:list-item>
        <text:list-item>
          <text:p text:style-name="P25"><text:span text:style-name="T24">Based on math and a lot of theory(Knut</text:span><text:span text:style-name="T26">h Art of Computer Programming)</text:span></text:p>
        </text:list-item>
      </text:list>
      <text:p text:style-name="P14"><text:span text:style-name="T24"><text:tab/></text:span><text:span text:style-name="T30">Graphs and Trees | </text:span><text:span text:style-name="T31">Python</text:span></text:p>
      <text:list xml:id="list1820192429" text:style-name="L5">
        <text:list-item>
          <text:p text:style-name="P26"><text:span text:style-name="T24">Using </text:span><text:span text:style-name="T28">NetworkX </text:span><text:span text:style-name="T24">library and </text:span><text:span text:style-name="T29">Matplotlib </text:span><text:span text:style-name="T27">to read graph from file, analize it, output info about it subgraphs.</text:span></text:p>
        </text:list-item>
        <text:list-item>
          <text:p text:style-name="P27"><text:span text:style-name="T27">S</text:span><text:span text:style-name="T24">hows one of the diameters and builds DFS.</text:span></text:p>
        </text:list-item>
      </text:list>
      <text:p text:style-name="P19">Additional Courses</text:p>
      <text:p text:style-name="P28">UGEN CHALLENGE IT 3</text:p>
      <text:list xml:id="list145842283" text:style-name="L6">
        <text:list-item>
          <text:p text:style-name="P30"><text:span text:style-name="T22">Hacathon: Online Schooling <text:s/>App </text:span><text:span text:style-name="T23">Maquette</text:span></text:p>
        </text:list-item>
        <text:list-item>
          <text:p text:style-name="P31">Cryptography basics</text:p>
        </text:list-item>
      </text:list>
      <text:p text:style-name="P15"><text:span text:style-name="T32"><text:tab/></text:span><text:a xlink:type="simple" xlink:href="https://drive.google.com/file/d/14uI7Q0oWt-lvKvuc1MzG1d9pqXFd2_f1/view?usp=sharing" text:style-name="Internet_20_link" text:visited-style-name="Visited_20_Internet_20_Link"><text:span text:style-name="T34">Here is certificate</text:span></text:a></text:p>
      <text:p text:style-name="P5">Achievements and Extracurricular Activities</text:p>
      <text:p text:style-name="P7"><text:span text:style-name="T5">Member of Students Department of Faculty </text:span><text:span text:style-name="T11"><text:tab/></text:span><text:tab/><text:tab/><text:tab/><text:tab/><text:span text:style-name="T4">Jan 2019 – Present </text:span></text:p>
      <text:p text:style-name="P8">Taras Shevchenko National University of Kyiv</text:p>
      <text:list xml:id="list2726292721" text:style-name="L7">
        <text:list-item>
          <text:p text:style-name="P29"><text:span text:style-name="T40">Organized </text:span><text:span text:style-name="T36">What? Where? When? </text:span><text:span text:style-name="T37">Game. Written simple telegram bot for masters. </text:span></text:p>
        </text:list-item>
        <text:list-item>
          <text:p text:style-name="P32">Official representer of Applied Math program course in consulting applicants.</text:p>
        </text:list-item>
        <text:list-item>
          <text:p text:style-name="P32">One of administrators of coworking space “Chytalka” (organized lecture from Jooble company, helped with booksharing)</text:p>
        </text:list-item>
      </text:list>
      <text:p text:style-name="P16"><text:span text:style-name="T38">Group Curator <text:tab/><text:tab/><text:tab/><text:tab/><text:tab/><text:tab/><text:tab/><text:tab/><text:tab/></text:span><text:span text:style-name="T39">Sep 2020 - Present</text:span></text:p>
      <text:p text:style-name="P16"><text:span text:style-name="T38">Boardgames League Organizer </text:span><text:span text:style-name="T39">(Hometown)</text:span><text:span text:style-name="T38"><text:tab/><text:tab/><text:tab/><text:tab/><text:tab/><text:tab/></text:span><text:span text:style-name="T39">12 Jul 2019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MT1" style:family="text">
      <style:text-properties officeooo:rsid="002b79f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*<text:span text:style-name="MT1">All of the code you can find on my GitHub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5T13:35:09.252719433</meta:creation-date>
    <dc:date>2021-06-30T16:50:03.292781188</dc:date>
    <meta:editing-duration>PT1H20M34S</meta:editing-duration>
    <meta:editing-cycles>10</meta:editing-cycles>
    <meta:generator>LibreOffice/7.0.6.2$Linux_X86_64 LibreOffice_project/00$Build-2</meta:generator>
    <meta:document-statistic meta:table-count="0" meta:image-count="4" meta:object-count="0" meta:page-count="1" meta:paragraph-count="38" meta:word-count="297" meta:character-count="2072" meta:non-whitespace-character-count="1766"/>
  </office:meta>
</office:document-meta>
</file>